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normal" officeooo:rsid="001796d0" officeooo:paragraph-rsid="001796d0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arial" fo:letter-spacing="normal" fo:font-style="normal" fo:font-weight="bold"/>
    </style:style>
    <style:style style:name="T3" style:family="text">
      <style:text-properties fo:font-variant="normal" fo:text-transform="none" fo:color="#000000" style:font-name="arial" fo:font-size="14pt" fo:letter-spacing="normal" fo:font-style="normal" fo:font-weight="bold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3">Ejercicio 2:</text:span></text:span></text:p>
      <text:p text:style-name="P5"><text:bookmark text:name="yui_3_7_3_2_1510743187425_221"/>En una carpeta llamada ej2.</text:p>
      <text:p text:style-name="P5"><text:bookmark text:name="yui_3_7_3_2_1510743187425_223"/>En la versión inglesa, ¿por qué los últimos 5 párrafos se muestran de forma diferente que los 2 primeros?</text:p>
      <text:p text:style-name="P3"/>
      <text:p text:style-name="P4">El motivo es por que :</text:p>
      <text:p text:style-name="P4"/>
      <text:p text:style-name="P4">p {font-size:12pt; margin-left: 15px}</text:p>
      <text:p text:style-name="P4">p.verse {color:maroon; margin-left: 60px}</text:p>
      <text:p text:style-name="P4"/>
      <text:p text:style-name="P4">el p.verse esta afectando a los 2 parrafos primeros</text:p>
      <text:p text:style-name="P4">cambiando margen y color</text:p>
      <text:p text:style-name="P3"/>
      <text:p text:style-name="P5">a.- Edita el fichero poema.html para que los últimos 5 párrafos tengan el mismo aspecto que los 2 primeros.</text:p>
      <text:p text:style-name="P5"/>
      <text:p text:style-name="P4">p {font-size:12pt; margin-left: 15px}</text:p>
      <text:p text:style-name="P4">/* p.verse {color:maroon; margin-left: 60px} (comentando, o simplemente borrando esta linea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25:50.558186698</meta:creation-date>
    <meta:generator>LibreOffice/5.1.6.2$Linux_X86_64 LibreOffice_project/10m0$Build-2</meta:generator>
    <dc:date>2017-11-15T12:30:52.155876470</dc:date>
    <meta:editing-duration>PT5M1S</meta:editing-duration>
    <meta:editing-cycles>1</meta:editing-cycles>
    <meta:document-statistic meta:table-count="0" meta:image-count="0" meta:object-count="0" meta:page-count="1" meta:paragraph-count="11" meta:word-count="87" meta:character-count="555" meta:non-whitespace-character-count="479"/>
  </office:meta>
</office:document-meta>
</file>